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65BEFE37CCD98E2F.jpg" manifest:media-type="image/jpeg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685cm" fo:min-width="3.36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739cm"/>
    </style:style>
    <style:style style:name="gr5" style:family="graphic" style:parent-style-name="standard">
      <style:graphic-properties draw:stroke="none" draw:fill="none" draw:fill-color="#fc5c00" fo:min-height="1.475cm"/>
    </style:style>
    <style:style style:name="gr6" style:family="graphic" style:parent-style-name="standard">
      <style:graphic-properties svg:stroke-color="#ffffff" draw:fill-color="#fffffe" draw:textarea-horizontal-align="justify" draw:textarea-vertical-align="middle" draw:auto-grow-height="false" fo:min-height="1.35cm" fo:min-width="1.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outline1">
      <style:graphic-properties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style:text-properties fo:color="#ffffff"/>
    </style:style>
    <style:style style:name="P5" style:family="paragraph">
      <loext:graphic-properties draw:fill="none" draw:fill-color="#fc5c00"/>
      <style:text-properties fo:color="#ffffff"/>
    </style:style>
    <style:style style:name="P6" style:family="paragraph">
      <loext:graphic-properties draw:fill="none" draw:fill-color="#fc5c00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e"/>
      <style:paragraph-properties fo:text-align="center"/>
    </style:style>
    <style:style style:name="P11" style:family="paragraph">
      <loext:graphic-properties draw:fill="none" draw:fill-color="#fc5c00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/>Diagramme de cas d’utilisation</text:p>
                  </text:list-item>
                  <text:list-item>
                    <text:p><text:s/>Diagrammes de séquences</text:p>
                    <text:list>
                      <text:list-item>
                        <text:p><text:s/></text:p>
                      </text:list-item>
                      <text:list-item>
                        <text:p><text:s/></text:p>
                      </text:list-item>
                      <text:list-item>
                        <text:p><text:s/></text:p>
                      </text:list-item>
                      <text:list-item>
                        <text:p><text:s/>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 text:c="2"/>Maquettes</text:p>
                <text:list>
                  <text:list-item>
                    <text:p><text:s/>IHM Application smartphone</text:p>
                  </text:list-item>
                  <text:list-item>
                    <text:p><text:s/>IHM Station d’accueil</text:p>
                  </text:list-item>
                </text:list>
              </text:list-item>
              <text:list-item>
                <text:p><text:s/>Conclusion</text:p>
              </text:list-item>
            </text:list>
          </draw:text-box>
        </draw:frame>
        <draw:frame draw:style-name="gr2" draw:text-style-name="P2" draw:layer="layout" svg:width="4.151cm" svg:height="0.988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016cm" svg:height="0.989cm" svg:x="0.384cm" svg:y="19.256cm">
          <draw:text-box>
            <text:p text:style-name="P4"><text:span text:style-name="T1"><text:page-number>&lt;numéro&gt;</text:page-number></text:span></text:p>
          </draw:text-box>
        </draw:frame>
        <draw:frame draw:style-name="gr5" draw:text-style-name="P6" draw:layer="layout" svg:width="1.6cm" svg:height="1.725cm" svg:x="0.8cm" svg:y="19.256cm">
          <draw:text-box>
            <text:p><text:span text:style-name="T1">/</text:span><text:span text:style-name="T1"><text:page-count>21</text:page-count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9" draw:layer="layout" svg:width="4.151cm" svg:height="0.988cm" svg:x="23.506cm" svg:y="19.2cm">
          <draw:text-box>
            <text:p text:style-name="P8"><text:span text:style-name="T1"><text:date style:data-style-name="D1" text:date-value="2020-01-27">27/01/2020</text:date></text:span></text:p>
          </draw:text-box>
        </draw:frame>
        <draw:custom-shape draw:style-name="gr6" draw:text-style-name="P10" draw:layer="layout" svg:width="1.6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4.016cm" svg:height="0.989cm" svg:x="0.384cm" svg:y="19.256cm">
          <draw:text-box>
            <text:p text:style-name="P8"><text:page-number>&lt;numéro&gt;</text:page-number></text:p>
          </draw:text-box>
        </draw:frame>
        <draw:frame draw:style-name="gr5" draw:text-style-name="P11" draw:layer="layout" svg:width="1.6cm" svg:height="1.725cm" svg:x="0.8cm" svg:y="19.256cm">
          <draw:text-box>
            <text:p text:style-name="P8"><text:span text:style-name="T2">/</text:span><text:span text:style-name="T2"><text:page-count>21</text:page-count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9" draw:layer="layout" svg:width="4.151cm" svg:height="0.988cm" svg:x="23.506cm" svg:y="19.2cm">
          <draw:text-box>
            <text:p text:style-name="P8"><text:span text:style-name="T1"><text:date style:data-style-name="D1" text:date-value="2020-01-27">27/01/2020</text:date></text:span></text:p>
          </draw:text-box>
        </draw:frame>
        <draw:custom-shape draw:style-name="gr6" draw:text-style-name="P10" draw:layer="layout" svg:width="1.6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4.016cm" svg:height="0.989cm" svg:x="0.384cm" svg:y="19.256cm">
          <draw:text-box>
            <text:p text:style-name="P8"><text:page-number>&lt;numéro&gt;</text:page-number></text:p>
          </draw:text-box>
        </draw:frame>
        <draw:frame draw:style-name="gr5" draw:text-style-name="P11" draw:layer="layout" svg:width="1.6cm" svg:height="1.725cm" svg:x="0.8cm" svg:y="19.256cm">
          <draw:text-box>
            <text:p text:style-name="P8"><text:span text:style-name="T2">/</text:span><text:span text:style-name="T2"><text:page-count>21</text:page-count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0.988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0.988cm" svg:x="23.506cm" svg:y="19.41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0.988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0.988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0.988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0.988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0.988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0.988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0.988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IV. Maquette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Maquette de l’</text:span>IHM Application smartphon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0.988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Maquette de l’</text:span>IHM de la station d’accueil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0.988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V. Conclusion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ohit Devanagari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1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fo:text-align="justify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color="#ffffff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1">/</text:span><text:span text:style-name="MT1"><text:page-count>21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1">/</text:span><text:span text:style-name="MT1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44M16S</meta:editing-duration>
    <meta:editing-cycles>20</meta:editing-cycles>
    <meta:generator>LibreOffice/6.2.6.2$Linux_X86_64 LibreOffice_project/20$Build-2</meta:generator>
    <dc:title>Alizarin</dc:title>
    <dc:date>2020-01-27T11:50:51.258916841</dc:date>
    <meta:document-statistic meta:object-count="158"/>
  </office:meta>
</office:document-meta>
</file>